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17D9FA30.png" manifest:media-type="image/png"/>
  <manifest:file-entry manifest:full-path="Pictures/1000020100000129000000EAA01EA472.png" manifest:media-type="image/png"/>
  <manifest:file-entry manifest:full-path="Pictures/1000020100000190000001904CB3EF73.png" manifest:media-type="image/png"/>
  <manifest:file-entry manifest:full-path="Pictures/100002010000010000000100F47D5247.png" manifest:media-type="image/png"/>
  <manifest:file-entry manifest:full-path="Pictures/100002010000009900000128F8FEEFA6.png" manifest:media-type="image/png"/>
  <manifest:file-entry manifest:full-path="Pictures/1000000000000421000003569F40333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cm" draw:marker-start-width="0.2cm" draw:marker-end="Arrow" draw:marker-end-width="0.076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0cm"/>
    </style:style>
    <style:style style:name="gr6" style:family="graphic" style:parent-style-name="objectwithoutfill">
      <style:graphic-properties svg:stroke-width="0.102cm" svg:stroke-color="#b2b2b2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Ultrafine_20_Dashed" svg:stroke-width="0.102cm" draw:marker-start-width="0.352cm" draw:marker-end="Arrow" draw:marker-end-width="0.30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Utopia" fo:font-size="9pt" style:font-size-asian="9pt" style:font-size-complex="9pt"/>
    </style:style>
    <style:style style:name="T1" style:family="text">
      <style:text-properties style:font-name="Utopia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58cm" svg:height="1.582cm" svg:x="6.909cm" svg:y="4.297cm">
          <draw:image xlink:href="Pictures/1000000000000421000003569F403330.jpg" xlink:type="simple" xlink:show="embed" xlink:actuate="onLoad">
            <text:p/>
          </draw:image>
        </draw:frame>
        <draw:frame draw:style-name="gr2" draw:text-style-name="P2" draw:layer="layout" svg:width="0.471cm" svg:height="0.825cm" svg:x="5.686cm" svg:y="1.524cm">
          <draw:image xlink:href="Pictures/100002010000009900000128F8FEEFA6.png" xlink:type="simple" xlink:show="embed" xlink:actuate="onLoad">
            <text:p/>
          </draw:image>
        </draw:frame>
        <draw:line draw:style-name="gr3" draw:text-style-name="P2" draw:layer="layout" svg:x1="5.588cm" svg:y1="2.159cm" svg:x2="3.429cm" svg:y2="2.286cm">
          <text:p/>
        </draw:line>
        <draw:frame draw:style-name="gr4" draw:text-style-name="P3" draw:layer="layout" svg:width="3.048cm" svg:height="0.635cm" svg:x="-0.127cm" svg:y="3.048cm">
          <draw:text-box>
            <text:p><text:span text:style-name="T1">Bob's Apartment</text:span></text:p>
          </draw:text-box>
        </draw:frame>
        <draw:frame draw:style-name="gr5" draw:text-style-name="P3" draw:layer="layout" svg:width="3.302cm" svg:height="0.615cm" svg:x="-0.127cm" svg:y="0.127cm">
          <draw:text-box>
            <text:p><text:span text:style-name="T1">Alice's Apartment</text:span></text:p>
          </draw:text-box>
        </draw:frame>
        <draw:frame draw:style-name="gr2" draw:text-style-name="P2" draw:layer="layout" svg:width="0.471cm" svg:height="0.825cm" svg:x="2.831cm" svg:y="4.953cm">
          <draw:image xlink:href="Pictures/100002010000009900000128F8FEEFA6.png" xlink:type="simple" xlink:show="embed" xlink:actuate="onLoad">
            <text:p/>
          </draw:image>
        </draw:frame>
        <draw:line draw:style-name="gr3" draw:text-style-name="P2" draw:layer="layout" svg:x1="3.429cm" svg:y1="5.334cm" svg:x2="6.604cm" svg:y2="5.08cm">
          <text:p/>
        </draw:line>
        <draw:line draw:style-name="gr6" draw:text-style-name="P2" draw:layer="layout" svg:x1="0cm" svg:y1="3.048cm" svg:x2="8.89cm" svg:y2="3.048cm">
          <text:p/>
        </draw:line>
        <draw:frame draw:style-name="gr1" draw:text-style-name="P1" draw:layer="layout" svg:width="1.958cm" svg:height="1.582cm" svg:x="6.909cm" svg:y="1.397cm">
          <draw:image xlink:href="Pictures/1000000000000421000003569F403330.jpg" xlink:type="simple" xlink:show="embed" xlink:actuate="onLoad">
            <text:p/>
          </draw:image>
        </draw:frame>
        <draw:frame draw:style-name="gr7" draw:text-style-name="P2" draw:layer="layout" svg:width="1.88cm" svg:height="1.88cm" svg:x="5.969cm" svg:y="0.381cm">
          <draw:image xlink:href="Pictures/100002010000010000000100F47D5247.png" xlink:type="simple" xlink:show="embed" xlink:actuate="onLoad">
            <text:p/>
          </draw:image>
        </draw:frame>
        <draw:frame draw:style-name="gr1" draw:text-style-name="P1" draw:layer="layout" svg:width="1.524cm" svg:height="1.524cm" svg:x="2.032cm" svg:y="1.277cm">
          <draw:image xlink:href="Pictures/1000020100000190000001904CB3EF73.png" xlink:type="simple" xlink:show="embed" xlink:actuate="onLoad">
            <text:p/>
          </draw:image>
        </draw:frame>
        <draw:frame draw:style-name="gr1" draw:text-style-name="P1" draw:layer="layout" svg:width="1.938cm" svg:height="1.527cm" svg:x="0.183cm" svg:y="1.36cm">
          <draw:image xlink:href="Pictures/1000020100000129000000EAA01EA472.png" xlink:type="simple" xlink:show="embed" xlink:actuate="onLoad">
            <text:p/>
          </draw:image>
        </draw:frame>
        <draw:frame draw:style-name="gr1" draw:text-style-name="P1" draw:layer="layout" svg:width="1.938cm" svg:height="1.527cm" svg:x="0.183cm" svg:y="4.361cm">
          <draw:image xlink:href="Pictures/1000020100000129000000EAA01EA472.png" xlink:type="simple" xlink:show="embed" xlink:actuate="onLoad">
            <text:p/>
          </draw:image>
        </draw:frame>
        <draw:frame draw:style-name="gr1" draw:text-style-name="P1" draw:layer="layout" svg:width="1.524cm" svg:height="1.524cm" svg:x="6.169cm" svg:y="3.614cm">
          <draw:image xlink:href="Pictures/1000020100000190000001904CB3EF73.png" xlink:type="simple" xlink:show="embed" xlink:actuate="onLoad">
            <text:p/>
          </draw:image>
        </draw:frame>
        <draw:frame draw:style-name="gr7" draw:text-style-name="P2" draw:layer="layout" svg:width="1.778cm" svg:height="1.778cm" svg:x="1.27cm" svg:y="3.683cm">
          <draw:image xlink:href="Pictures/10000201000001000000010017D9FA30.png" xlink:type="simple" xlink:show="embed" xlink:actuate="onLoad">
            <text:p/>
          </draw:image>
        </draw:frame>
        <draw:line draw:style-name="gr8" draw:text-style-name="P2" draw:layer="layout" svg:x1="3.048cm" svg:y1="4.699cm" svg:x2="2.794cm" svg:y2="2.667cm">
          <text:p/>
        </draw:line>
        <draw:line draw:style-name="gr8" draw:text-style-name="P2" draw:layer="layout" svg:x1="5.842cm" svg:y1="2.413cm" svg:x2="6.35cm" svg:y2="4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0T16:00:35.461695518</meta:creation-date>
    <dc:date>2015-05-31T14:36:57.991334232</dc:date>
    <meta:editing-duration>PT1H8M38S</meta:editing-duration>
    <meta:editing-cycles>13</meta:editing-cycles>
    <meta:generator>LibreOffice/4.4.0.3$Linux_X86_64 LibreOffice_project/40m0$Build-3</meta:generator>
    <meta:document-statistic meta:object-count="17"/>
  </office:meta>
</office:document-meta>
</file>